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5d4d"/>
    </style:style>
    <style:style style:name="T2" style:family="text">
      <style:text-properties officeooo:rsid="00101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--+######----########----------##---=###--##----+=-------</text:p>
      <text:p text:style-name="Standard">-------##*----##---##----------------##--###=---------##-------</text:p>
      <text:p text:style-name="Standard">-------##-----##---##=====-----------##*##------##--######-----</text:p>
      <text:p text:style-name="Standard">-------##-----##---##--------######--###=##-----##----##-------</text:p>
      <text:p text:style-name="Standard">-------###----##---##----------------##---###---##----##-------</text:p>
      <text:p text:style-name="Standard">--------=######----########----------##----*##--##-----###-----</text:p>
      <text:p text:style-name="Standard">-----------+####-----------------------------------------------</text:p>
      <text:p text:style-name="Standard">=========By: Farhan Noor==========</text:p>
      <text:p text:style-name="Standard">A Pre-/Post-processing tool for use with Quantum ESPRESSO</text:p>
      <text:p text:style-name="Standard">---------------------------------------------------------------------------------</text:p>
      <text:p text:style-name="Standard"/>
      <text:p text:style-name="Standard">=======================================================================</text:p>
      <text:p text:style-name="Standard"/>
      <text:p text:style-name="Standard">--&gt;1.Pre-Processing→</text:p>
      <text:p text:style-name="Standard"/>
      <text:p text:style-name="Standard">100:Structure to Input 101:Pseudopotential Selection 102:K-Point Selection</text:p>
      <text:p text:style-name="Standard"/>
      <text:p text:style-name="Standard">→2.Input File Generation →</text:p>
      <text:p text:style-name="Standard"/>
      <text:p text:style-name="Standard">200: SCF 201:VC-relax 202: NSCF 203: Density of States <text:span text:style-name="T1">204: bands </text:span>20<text:span text:style-name="T1">5</text:span>: Optical 20<text:span text:style-name="T1">6</text:span>:</text:p>
      <text:p text:style-name="Standard">Mechanical 206: Phonon</text:p>
      <text:p text:style-name="Standard"/>
      <text:p text:style-name="Standard">→3.PostProcessing→</text:p>
      <text:p text:style-name="Standard"/>
      <text:p text:style-name="Standard">300:optimized coordinates 301: DOS/PDOS 302: Dielectric Properties <text:span text:style-name="T2">3</text:span>0<text:span text:style-name="T2">3</text:span>: Phonon Dispersions</text:p>
      <text:p text:style-name="Standard"/>
      <text:p text:style-name="Standard">=====================================================================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21:43:47.263981175</meta:creation-date>
    <dc:date>2026-01-17T20:40:06.426799123</dc:date>
    <meta:editing-duration>PT30M17S</meta:editing-duration>
    <meta:editing-cycles>6</meta:editing-cycles>
    <meta:generator>LibreOffice/25.8.4.2$Linux_X86_64 LibreOffice_project/290daaa01b999472f0c7a3890eb6a550fd74c6df</meta:generator>
    <meta:document-statistic meta:table-count="0" meta:image-count="0" meta:object-count="0" meta:page-count="1" meta:paragraph-count="19" meta:word-count="101" meta:character-count="1086" meta:non-whitespace-character-count="1044"/>
  </office:meta>
</office:document-meta>
</file>